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New Sung1" svg:font-family="'AR PL New Sung'"/>
    <style:font-face style:name="AR PL New Sung2" svg:font-family="'AR PL New Sung', monospace"/>
    <style:font-face style:name="Arial Unicode MS1" svg:font-family="'Arial Unicode MS'"/>
    <style:font-face style:name="OpenSymbol" svg:font-family="OpenSymbol"/>
    <style:font-face style:name="Waza LT Pro" svg:font-family="'Waza LT Pro'"/>
    <style:font-face style:name="Arial Unicode MS2" svg:font-family="'Arial Unicode MS'" style:font-family-generic="swiss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358cm" table:align="left"/>
    </style:style>
    <style:style style:name="Table1.A" style:family="table-column">
      <style:table-column-properties style:column-width="4.288cm"/>
    </style:style>
    <style:style style:name="Table1.B" style:family="table-column">
      <style:table-column-properties style:column-width="11.0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1.273cm" table:align="left"/>
    </style:style>
    <style:style style:name="Table2.A" style:family="table-column">
      <style:table-column-properties style:column-width="3.78cm"/>
    </style:style>
    <style:style style:name="Table2.B" style:family="table-column">
      <style:table-column-properties style:column-width="7.493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7.146cm" table:align="left"/>
    </style:style>
    <style:style style:name="Table3.A" style:family="table-column">
      <style:table-column-properties style:column-width="4.288cm"/>
    </style:style>
    <style:style style:name="Table3.B" style:family="table-column">
      <style:table-column-properties style:column-width="2.858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921cm" table:align="left"/>
    </style:style>
    <style:style style:name="Table4.A" style:family="table-column">
      <style:table-column-properties style:column-width="1.565cm"/>
    </style:style>
    <style:style style:name="Table4.B" style:family="table-column">
      <style:table-column-properties style:column-width="1.356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8.553cm" table:align="left"/>
    </style:style>
    <style:style style:name="Table5.A" style:family="table-column">
      <style:table-column-properties style:column-width="4.288cm"/>
    </style:style>
    <style:style style:name="Table5.B" style:family="table-column">
      <style:table-column-properties style:column-width="4.265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5.862cm" table:align="left"/>
    </style:style>
    <style:style style:name="Table6.A" style:family="table-column">
      <style:table-column-properties style:column-width="24.506cm"/>
    </style:style>
    <style:style style:name="Table6.B" style:family="table-column">
      <style:table-column-properties style:column-width="1.356cm"/>
    </style:style>
    <style:style style:name="Table6.A1" style:family="table-cell">
      <style:table-cell-properties style:vertical-align="middle" fo:padding="0cm" fo:border="none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eading_20_1" style:master-page-name="HTML">
      <style:paragraph-properties style:page-number="auto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summary"/>Summary</text:p>
      <text:list xml:id="list9100440122943385203" text:style-name="L1">
        <text:list-item>
          <text:p text:style-name="P6"><text:a xlink:type="simple" xlink:href="#Report-presentation">Report presentation</text:a> </text:p>
          <text:list>
            <text:list-item>
              <text:p text:style-name="P6"><text:a xlink:type="simple" xlink:href="#Report-synopsis">Report synopsis</text:a> </text:p>
            </text:list-item>
            <text:list-item>
              <text:p text:style-name="P6"><text:a xlink:type="simple" xlink:href="#Report-configuration">Report configuration</text:a> </text:p>
            </text:list-item>
            <text:list-item>
              <text:p text:style-name="P6"><text:a xlink:type="simple" xlink:href="#Analyser-list">Analyser list</text:a> </text:p>
            </text:list-item>
          </text:list>
        </text:list-item>
        <text:list-item>
          <text:p text:style-name="P6"><text:a xlink:type="simple" xlink:href="#Appinfo">Appinfo</text:a> </text:p>
        </text:list-item>
        <text:list-item>
          <text:p text:style-name="P6"><text:a xlink:type="simple" xlink:href="#Application-inventory">Application inventory</text:a> </text:p>
          <text:list>
            <text:list-item>
              <text:p text:style-name="P5"><text:a xlink:type="simple" xlink:href="#Type\String">Type\String</text:a> </text:p>
            </text:list-item>
          </text:list>
        </text:list-item>
      </text:list>
      <text:p text:style-name="Heading_20_1"><text:bookmark text:name="report-presentation"/>Report presentation</text:p>
      <text:h text:style-name="Heading_20_2" text:outline-level="2"><text:bookmark text:name="report-synopsis"/>Report synopsis</text:h>
      <text:p text:style-name="Text_20_body">Presentation of the report process</text:p>
      <text:h text:style-name="Heading_20_2" text:outline-level="2"><text:bookmark text:name="report-configuration"/>Report configuratio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Item</text:p>
            </table:table-cell>
            <table:table-cell table:style-name="Table1.A1" office:value-type="string">
              <text:p text:style-name="P1">Usage</text:p>
            </table:table-cell>
          </table:table-row>
        </table:table-header-rows>
        <table:table-row>
          <table:table-cell table:style-name="Table1.A1" office:value-type="string">
            <text:p text:style-name="P2">Total number of element</text:p>
          </table:table-cell>
          <table:table-cell table:style-name="Table1.A1" office:value-type="string">
            <text:p text:style-name="P2">0.11</text:p>
          </table:table-cell>
        </table:table-row>
        <table:table-row>
          <table:table-cell table:style-name="Table1.A1" office:value-type="string">
            <text:p text:style-name="P2">Number of distinct element</text:p>
          </table:table-cell>
          <table:table-cell table:style-name="Table1.A1" office:value-type="string">
            <text:p text:style-name="P2">3</text:p>
          </table:table-cell>
        </table:table-row>
        <table:table-row>
          <table:table-cell table:style-name="Table1.A1" office:value-type="string">
            <text:p text:style-name="P2">Largest element</text:p>
          </table:table-cell>
          <table:table-cell table:style-name="Table1.A1" office:value-type="string">
            <text:p text:style-name="P2">Thu, 12 Dec 2013 00:00:00 +0800 (Audit execution date)</text:p>
          </table:table-cell>
        </table:table-row>
        <table:table-row>
          <table:table-cell table:style-name="Table1.A1" office:value-type="string">
            <text:p text:style-name="P2">Smaller element</text:p>
          </table:table-cell>
          <table:table-cell table:style-name="Table1.A1" office:value-type="string">
            <text:p text:style-name="P2">0.11 (Audit software version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">Libel</text:p>
            </table:table-cell>
            <table:table-cell table:style-name="Table2.A1" office:value-type="string">
              <text:p text:style-name="P1">Value</text:p>
            </table:table-cell>
          </table:table-row>
        </table:table-header-rows>
        <table:table-row>
          <table:table-cell table:style-name="Table2.A1" office:value-type="string">
            <text:p text:style-name="P2">Audit software version</text:p>
          </table:table-cell>
          <table:table-cell table:style-name="Table2.A1" office:value-type="string">
            <text:p text:style-name="P2">0.11</text:p>
          </table:table-cell>
        </table:table-row>
        <table:table-row>
          <table:table-cell table:style-name="Table2.A1" office:value-type="string">
            <text:p text:style-name="P2">Audit execution date</text:p>
          </table:table-cell>
          <table:table-cell table:style-name="Table2.A1" office:value-type="string">
            <text:p text:style-name="P2">Thu, 12 Dec 2013 00:00:00 +0800</text:p>
          </table:table-cell>
        </table:table-row>
        <table:table-row>
          <table:table-cell table:style-name="Table2.A1" office:value-type="string">
            <text:p text:style-name="P2">Report production date</text:p>
          </table:table-cell>
          <table:table-cell table:style-name="Table2.A1" office:value-type="string">
            <text:p text:style-name="P2">Mon, 09 Dec 2013 00:00:00 +0800</text:p>
          </table:table-cell>
        </table:table-row>
      </table:table>
      <text:h text:style-name="Heading_20_2" text:outline-level="2"><text:bookmark text:name="analyser-list"/>Analyser list</text:h>
      <text:p text:style-name="Heading_20_1"><text:bookmark text:name="appinfo"/>Appinfo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Item</text:p>
            </table:table-cell>
            <table:table-cell table:style-name="Table3.A1" office:value-type="string">
              <text:p text:style-name="P1">Usage</text:p>
            </table:table-cell>
          </table:table-row>
        </table:table-header-rows>
        <table:table-row>
          <table:table-cell table:style-name="Table3.A1" office:value-type="string">
            <text:p text:style-name="P2">Total number of element</text:p>
          </table:table-cell>
          <table:table-cell table:style-name="Table3.A1" office:value-type="string">
            <text:p text:style-name="P2">0</text:p>
          </table:table-cell>
        </table:table-row>
        <table:table-row>
          <table:table-cell table:style-name="Table3.A1" office:value-type="string">
            <text:p text:style-name="P2">Number of distinct element</text:p>
          </table:table-cell>
          <table:table-cell table:style-name="Table3.A1" office:value-type="string">
            <text:p text:style-name="P2">3</text:p>
          </table:table-cell>
        </table:table-row>
        <table:table-row>
          <table:table-cell table:style-name="Table3.A1" office:value-type="string">
            <text:p text:style-name="P2">Largest element</text:p>
          </table:table-cell>
          <table:table-cell table:style-name="Table3.A1" office:value-type="string">
            <text:p text:style-name="P2">No (Mcrypt)</text:p>
          </table:table-cell>
        </table:table-row>
        <table:table-row>
          <table:table-cell table:style-name="Table3.A1" office:value-type="string">
            <text:p text:style-name="P2">Smaller element</text:p>
          </table:table-cell>
          <table:table-cell table:style-name="Table3.A1" office:value-type="string">
            <text:p text:style-name="P2">No (Mcrypt)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Libel</text:p>
            </table:table-cell>
            <table:table-cell table:style-name="Table4.A1" office:value-type="string">
              <text:p text:style-name="P1">Value</text:p>
            </table:table-cell>
          </table:table-row>
        </table:table-header-rows>
        <table:table-row>
          <table:table-cell table:style-name="Table4.A1" office:value-type="string">
            <text:p text:style-name="P2">Mcrypt</text:p>
          </table:table-cell>
          <table:table-cell table:style-name="Table4.A1" office:value-type="string">
            <text:p text:style-name="P2">No</text:p>
          </table:table-cell>
        </table:table-row>
        <table:table-row>
          <table:table-cell table:style-name="Table4.A1" office:value-type="string">
            <text:p text:style-name="P2">Mysql</text:p>
          </table:table-cell>
          <table:table-cell table:style-name="Table4.A1" office:value-type="string">
            <text:p text:style-name="P2">No</text:p>
          </table:table-cell>
        </table:table-row>
        <table:table-row>
          <table:table-cell table:style-name="Table4.A1" office:value-type="string">
            <text:p text:style-name="P2">Kdm5</text:p>
          </table:table-cell>
          <table:table-cell table:style-name="Table4.A1" office:value-type="string">
            <text:p text:style-name="P2">No</text:p>
          </table:table-cell>
        </table:table-row>
      </table:table>
      <text:p text:style-name="Heading_20_1"><text:bookmark text:name="application-inventory"/>Application inventory</text:p>
      <text:h text:style-name="Heading_20_2" text:outline-level="2"><text:bookmark text:name="typestring"/>Type\String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Item</text:p>
            </table:table-cell>
            <table:table-cell table:style-name="Table5.A1" office:value-type="string">
              <text:p text:style-name="P1">Usage</text:p>
            </table:table-cell>
          </table:table-row>
        </table:table-header-rows>
        <table:table-row>
          <table:table-cell table:style-name="Table5.A1" office:value-type="string">
            <text:p text:style-name="P2">Total number of element</text:p>
          </table:table-cell>
          <table:table-cell table:style-name="Table5.A1" office:value-type="string">
            <text:p text:style-name="P2">4464</text:p>
          </table:table-cell>
        </table:table-row>
        <table:table-row>
          <table:table-cell table:style-name="Table5.A1" office:value-type="string">
            <text:p text:style-name="P2">Number of distinct element</text:p>
          </table:table-cell>
          <table:table-cell table:style-name="Table5.A1" office:value-type="string">
            <text:p text:style-name="P2">2642</text:p>
          </table:table-cell>
        </table:table-row>
        <table:table-row>
          <table:table-cell table:style-name="Table5.A1" office:value-type="string">
            <text:p text:style-name="P2">Largest element</text:p>
          </table:table-cell>
          <table:table-cell table:style-name="Table5.A1" office:value-type="string">
            <text:p text:style-name="P2">84 ("")</text:p>
          </table:table-cell>
        </table:table-row>
        <table:table-row>
          <table:table-cell table:style-name="Table5.A1" office:value-type="string">
            <text:p text:style-name="P2">Smaller element</text:p>
          </table:table-cell>
          <table:table-cell table:style-name="Table5.A1" office:value-type="string">
            <text:p text:style-name="P2">1 ("Wilson`s Phalarope")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Libel</text:p>
            </table:table-cell>
            <table:table-cell table:style-name="Table6.A1" office:value-type="string">
              <text:p text:style-name="P1">Value</text:p>
            </table:table-cell>
          </table:table-row>
        </table:table-header-rows>
        <table:table-row>
          <table:table-cell table:style-name="Table6.A1" office:value-type="string">
            <text:p text:style-name="P2">"Wilson`s Phalaro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OnDemandCollectio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populateRelation() does not support this relation typ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tyleHeader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adorna tador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3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rnacle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OP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Golden Orio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FROM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TURNING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urnus ros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icus virid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2_id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Vanellus leucu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rigin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">22</text:p>
          </table:table-cell>
        </table:table-row>
        <table:table-row>
          <table:table-cell table:style-name="Table6.A1" office:value-type="string">
            <text:p text:style-name="P2">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 ?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(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Western Jackda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</text:p>
          </table:table-cell>
          <table:table-cell table:style-name="Table6.A1" office:value-type="string">
            <text:p text:style-name="P2">15</text:p>
          </table:table-cell>
        </table:table-row>
        <table:table-row>
          <table:table-cell table:style-name="Table6.A1" office:value-type="string">
            <text:p text:style-name="P2">.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rocephalus dumetorum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/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2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-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.class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o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PDO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Kentish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uethro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LEFT JOIN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rested Aukl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\"<text:line-break/>ADD CONSTRAINT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FROM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view/api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gt;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Larus ichthyae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lidonias hybrid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senat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lt;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util/PropelAutoload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en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tail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ers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luvialis fulv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nkHeader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Sand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petros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PPER(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output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'1.5.6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roperty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Limnodromus gris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Bean has incomplete Meta Information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5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ck Partridg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spre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owser; Output Hook;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bo scandia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rderB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./propel.log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span text:style-name="Source_20_Text">ADD</text:span>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ectoris grae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lanus caerul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canu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XiCMS Framework critical error; could not file the main usr entrypoint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 Sto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N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, '</text:p>
          </table:table-cell>
          <table:table-cell table:style-name="Table6.A1" office:value-type="string">
            <text:p text:style-name="P2">15</text:p>
          </table:table-cell>
        </table:table-row>
        <table:table-row>
          <table:table-cell table:style-name="Table6.A1" office:value-type="string">
            <text:p text:style-name="P2">'sess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b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ectacled Eid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y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yrrhaptes paradox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aradrius asiat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lichon urbicum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4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na sandvic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DROP VIEW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SC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Falco tinnuncu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Sni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ker Falc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nown table or alias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'</text:p>
          </table:table-cell>
          <table:table-cell table:style-name="Table6.A1" office:value-type="string">
            <text:p text:style-name="P2">17</text:p>
          </table:table-cell>
        </table:table-row>
        <table:table-row>
          <table:table-cell table:style-name="Table6.A1" office:value-type="string">
            <text:p text:style-name="P2">) references `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Horned La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Magpi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nnection/DebugPDO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(default)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urdus philomel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trochi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ircus pygarg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ssqlDateTi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ildreport.flags.addcolum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Re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.'</text:p>
          </table:table-cell>
          <table:table-cell table:style-name="Table6.A1" office:value-type="string">
            <text:p text:style-name="P2">59</text:p>
          </table:table-cell>
        </table:table-row>
        <table:table-row>
          <table:table-cell table:style-name="Table6.A1" office:value-type="string">
            <text:p text:style-name="P2">"Sturnus sturn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assword'</text:p>
          </table:table-cell>
          <table:table-cell table:style-name="Table6.A1" office:value-type="string">
            <text:p text:style-name="P2">7</text:p>
          </table:table-cell>
        </table:table-row>
        <table:table-row>
          <table:table-cell table:style-name="Table6.A1" office:value-type="string">
            <text:p text:style-name="P2">"Sterna paradisa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eriparus 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Egr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ubstr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anta ruf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Xm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ableMap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Steller`s Eid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able to create join because the left column count isn't equal to the right column cou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ster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Pinicola enucleat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Js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unda cirrh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ser erythro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er Canada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DEL CLAUSE ARRA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Greb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-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Histronicus histrion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enish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Curle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ck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LIKE \?$/i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alandrella rufesce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 Kno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1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--&gt;\r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voc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melanocepha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he On Demand Collection cannot be serialized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div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llinago gallinag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Redpo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Collared Dov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Wood Pige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Ma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kestan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o peregr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lidonias leucopte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citrine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GROUP BY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o cherru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illon`s Cra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n_delet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IN (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inga melanoleu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MSSQL::applyLimit() could not locate the select statement at the start of the query.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AS 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0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llared Pratinco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llinula chloro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<text:span text:style-name="Emphasis">of</text:span>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able to load specified PDO subclass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)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aw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ssoc.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Sterna maxim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irundo rust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delCriter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B.PROPEL_ROWNUM &gt;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rte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pine Swif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alaropus lob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MySQL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ing Ouz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fus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ambl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= \'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o connection information in your runtime configuration file for SLAVE [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micola falcinel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rthern Gann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aradrius dub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inga glare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MaxLength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OnDemandIter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rray may only contain RedBean_OODBBeans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Monticola saxati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t&lt;inpu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acu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ll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DEL CLAUSE L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;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/msie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\', \'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throated Lo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live-backed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awny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dSelectColumn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Black Woodpeck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 id=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eOrderNodeIter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template.tp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qlsrv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ultiple object retrieval is not implemented for composite primary key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<text:line-break/>) ENGINE = InnoDB DEFAULT CHARSET=utf8 COLLATE=utf8_unicode_ci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` SELECT * FROM tmp_backup;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esser Canada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zString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+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gyptian Vultu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FROM 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INSERT INTO xi_login (<text:span text:style-name="Source_20_Text">id</text:span>, <text:span text:style-name="Source_20_Text">username</text:span>, <text:span text:style-name="Source_20_Text">password</text:span>) VALUES (NULL, \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: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"},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eophron percnopte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delCriteria::orderBy() only accepts Criteria::ASC or Criteria::DESC as argumen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LECT SCOPE_IDENTITY(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Shel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nnot find a query class for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ythya nyro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nkeyup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zi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?rand='</text:p>
          </table:table-cell>
          <table:table-cell table:style-name="Table6.A1" office:value-type="string">
            <text:p text:style-name="P2">13</text:p>
          </table:table-cell>
        </table:table-row>
        <table:table-row>
          <table:table-cell table:style-name="Table6.A1" office:value-type="string">
            <text:p text:style-name="P2">"\t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Magnificent Frigatebi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SQL: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ormatter/PropelStatementFormat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tatic Service Class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andra La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senator bad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conspicill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=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Fronted Ser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, d M Y H:i:s'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" IS NULL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&lt;BR /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) VALUES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yps fulv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sGroup": 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gsql: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riterionIter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idden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validator/MaxValue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Bit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Cormora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delJoi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DOStatemen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Motacilla yarrell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precated parameter SAFE, use safeColumn() instead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atabaseMap name is null!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?error_message=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tch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throated Dip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llas`s Grasshopper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carius lappon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CLOB_EMU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üppel'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rocephalus calig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Location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delCriteri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\" (id) ON DELETE CASCADE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wi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lwer's Pet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phoenicuroid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rthern Mockingbi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p/ValidatorMap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emdelt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<text:line-break/>FROM 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Merops orient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b' )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cterine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ttempt to get version on a non-booted kernel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richard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ModelPag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lidonias nig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Kno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achybaptus ruf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7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tableMap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NER JO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amp;nbsp;&amp;nbsp;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index_nam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ArrayCollection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sqlite: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ila nipal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vus cora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(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orient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] to datasource [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6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{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Postgre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Willow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diceps crist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rocephalus arundinac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(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crocephalus paludic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ttle Egr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lass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Phylloscopus proregu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xia pytyopsitta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ELECT<text:line-break/>i.relname as index_name<text:line-break/>FROM<text:line-break/>pg_class t,<text:line-break/>pg_class i,<text:line-break/>pg_index ix,<text:line-break/>pg_attribute a<text:line-break/>WHERE<text:line-break/>t.oid = ix.indrelid<text:line-break/>AND i.oid = ...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alacrocorax auri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WRI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able'</text:p>
          </table:table-cell>
          <table:table-cell table:style-name="Table6.A1" office:value-type="string">
            <text:p text:style-name="P2">12</text:p>
          </table:table-cell>
        </table:table-row>
        <table:table-row>
          <table:table-cell table:style-name="Table6.A1" office:value-type="string">
            <text:p text:style-name="P2">'./etc/Propel/config.inc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ff-breaste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b_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ream-coloured Cours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9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REATE TABL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now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iberian Stonech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untr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uld not open connection to serv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atricap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duelis hornemann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reptopelia decaoct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iz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untry_max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__info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trix nebulos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rbled Te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\\map\\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llas'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til/PropelPag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 RPC versi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nlysl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8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xValue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nd Mart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windows|win32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rctic Redpo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ssionData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 =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.nextval FROM du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ircaetus gall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on model or alias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imaryKe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sio flamm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regata magnifice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enanthe hispan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o columbar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custella fluviati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anta canad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 Sco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indBy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Melanocorypha caland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til/PeerInfo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curit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Dunl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rtramia longicaud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NOT IN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sard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!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` INTEGER PRIMARY KEY AUTOINCREMENT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add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HTTP_USER_AGEN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pland Longspu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tton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Pine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ISTINCT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ilvus milv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ydrobates pelag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<text:line-break/>REFERENCES \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:tb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-billed Lo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rthern Shove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REATE VIEW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Z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Skyla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torqu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ata_ty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cific Golden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WHER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nown relation name or alias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o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aure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./etc/RedBean/config.inc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VARBINAR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MSSQL::applyLimit() requires aggregate columns to have an Alias claus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lamydotis macqueen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Nightinga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IN \?$/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latfor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ostcode_max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lassname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RIGHT JO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_fke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mmit transactio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rdea ciner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Wige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lodiou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Key_nam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cqueen’s Bust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add __test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Grasshopper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langula hyem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n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[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irpath'</text:p>
          </table:table-cell>
          <table:table-cell table:style-name="Table6.A1" office:value-type="string">
            <text:p text:style-name="P2">7</text:p>
          </table:table-cell>
        </table:table-row>
        <table:table-row>
          <table:table-cell table:style-name="Table6.A1" office:value-type="string">
            <text:p text:style-name="P2">"TIM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adde`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Pygmy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leFinderException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it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er Scau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, PHP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platyrhynch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nParams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ref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/a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reating useless view for just one type? Provide at least two types!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tdClas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HAVING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LECT * FROM xi_login WHERE username=\'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rocephalus agric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ttribut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.php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TYP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Adap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align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id'</text:p>
          </table:table-cell>
          <table:table-cell table:style-name="Table6.A1" office:value-type="string">
            <text:p text:style-name="P2">7</text:p>
          </table:table-cell>
        </table:table-row>
        <table:table-row>
          <table:table-cell table:style-name="Table6.A1" office:value-type="string">
            <text:p text:style-name="P2">"Grus virg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le-bellied Brent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rus bass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-brow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./share/Propel/build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ue T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ame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'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ormatter/PropelObjectFormat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LOCK TABL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/class/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ubm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gt;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] -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iberia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audouin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` = \'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BayBuk 2.0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andardSecurit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)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line-break/>ADD FOREIGN KEY(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Emberiza chrysophry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primulgus ruf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]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Himantopus himanto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USTOM_EQU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VARCH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?q=[viewPageName]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y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na forster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ecile mont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?'</text:p>
          </table:table-cell>
          <table:table-cell table:style-name="Table6.A1" office:value-type="string">
            <text:p text:style-name="P2">8</text:p>
          </table:table-cell>
        </table:table-row>
        <table:table-row>
          <table:table-cell table:style-name="Table6.A1" office:value-type="string">
            <text:p text:style-name="P2">"Invalid path was returned from FileFinder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y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evel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Red-footed Falc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ssqlDebugPD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umenius phaeo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/tr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atetim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er Yellowleg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ttempt to getVar on a non-booted kernel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RO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egisterHook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oenicopterus ros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<text:line-break/>WHERE 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{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with() does not allow hydration for many-to-many relationship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)&lt;br /&gt;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JQuery is not compatible with the current output class (no registerHook method available)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Grey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mosa lappon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estedSetRecursiveIter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able to execute COUNT statement [%s]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The Statement formatter cannot transform a record into a statemen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asicLogg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<text:line-break/>SELECT *<text:line-break/>FROM testData<text:line-break/>LIMIT 2000<text:line-break/>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enanthe melanoleu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er Spotted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ionFaile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estern Black-eared Wheate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o naumann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EGIN TRANSACT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ethod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podacus erythr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oodchat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ogger/MojaviLogAdap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p/DatabaseMap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@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lib/functions/*.func.ph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etta rufi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ean Type is invali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spian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y`s Shearw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nown model or alias 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Looping Dependencies!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ullula arbor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andrella brachydacty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b/classes/*.class.ph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MinLength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auda arv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Path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ocustella naev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adorna ferrugin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VARCHAR(255)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anellus spinos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_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sked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harse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essi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ormatter/PropelArrayFormat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sername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White-tailed Lapw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nown relation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t('1')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<text:span text:style-name="Source_20_Text">(</text:span>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Mealy Redpo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J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throated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ner Falc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$1\/$2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23505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bo bub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rrow`s Goldeney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anta leucop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en Her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ull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Killde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marine Jaeg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defined method %s::%s(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ue-headed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corarius parasit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&gt;\n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Indian Cormora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LETE FROM 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K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tailed Godw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set __test=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ippolais olivetorum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colopax rustic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corarius sku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ss's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ughing Dov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vory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b_strle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&lt;div class=\"phperror\"&gt;Unknown error type: [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_temp_name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", 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Cannot commit because a nested transaction was rolled back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nthus campe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javiLogAdapt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yclorrhynchus psittac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) B WHERE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ildreport.flags.wide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nasa bonas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og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tails.slow.threshol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Redstar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asePe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illow T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rocephalus pallid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ogger/BasicLogg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torides viresce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nub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DEL CLAUSE SEVER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lamydotis undulata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treptopelia senegal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line-break/>SELECT count(*) FROM __log WHERE tbl=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se-coloured Starl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line-break/>ADD UNIQUE INDEX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oug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\w+\.\w+/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unknow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viscivo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ygmy Cormora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gt;=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ikal Te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OR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getFileList: Failed opening directory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ufous-tailed Rock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Sisk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[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Streptopelia turtu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able to get sequence id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aliaeetus leucoryph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AND TABLE_NAME =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42S02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bore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Zitting Cistic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yrrhocorax pyrrhocora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aurian Jackda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iew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i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egypius monach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|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cntl_fork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tc/JQuery/JQuery.inc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dtime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fk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Tengmalm`s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azorbi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pus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ing-billed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ql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styleHeaders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ryngites subruf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ssword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PDO::PARAM_BOO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nnot use limit() in conjunction with with() on a one-to-many relationship. Please remove the with() call, or the limit() call.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Extending PDOStatement is not supported with persistent connections. Count would be inaccurate, because we cannot count the PDOStatment::execute() calls. Either don\'t use persistent connections or don\'t call PropelPDO::getQueryCou ...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er Short-toed La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-Billed Cucko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ostcode_min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span text:style-name="Source_20_Text">actionstring</text:span> =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ria aalg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SQLSRV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EXT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oturnix coturni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LIK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mosa limos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/td&gt;'</text:p>
          </table:table-cell>
          <table:table-cell table:style-name="Table6.A1" office:value-type="string">
            <text:p text:style-name="P2">8</text:p>
          </table:table-cell>
        </table:table-row>
        <table:table-row>
          <table:table-cell table:style-name="Table6.A1" office:value-type="string">
            <text:p text:style-name="P2">"Western Bonelli`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LIMIT 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se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Black-backed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name FROM sqlite_master<text:line-break/>WHERE type='table' AND name!='sqlite_sequence'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R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/form&gt;\n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xt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Sha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teo ruf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ygnus columbi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erthia familia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index_foreignkey_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Propel.php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INSERT INTO tmp_backup SELECT * FROM `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n/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delName: %s, relationName: %s, relationMethod: %s, leftPhpName: %s, rightPhpName: %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Locked, failed to access (type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leucocephal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Ja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, id: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ong-Tailed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PrimaryKeyFromRow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own column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MySQLi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Onychoprion anaethe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ouble-crested Cormora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allcree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ONCAT(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PropelOnDemandFormatter cannot hydrate related objects using a one-to-many relationship. Try removing with() from your query.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lasse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irundo rupe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citre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bugpdo.logging.enable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alacrocorax pygm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DO::PARAM_I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mages/xicmslogo.jpg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Te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nticola solitar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o connection information in your runtime configuration file for datasource [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egin transactio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etrao tetri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 Phalaro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OFFSET 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Pallid Swif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bel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Black-throated Lo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recognized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rawColNa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-999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DebugPDOStatement::execut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Cucko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esourc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und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pdat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sio o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"</text:p>
          </table:table-cell>
          <table:table-cell table:style-name="Table6.A1" office:value-type="string">
            <text:p text:style-name="P2">84</text:p>
          </table:table-cell>
        </table:table-row>
        <table:table-row>
          <table:table-cell table:style-name="Table6.A1" office:value-type="string">
            <text:p text:style-name="P2">"Blue-winged Te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ilomachus pugna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PDO::exe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REATE TEMPORARY TABLE tmp_backup(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alidris baird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ame_min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tr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23000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Greater Sand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bugPDOStatement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doub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compatible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Starl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lumba oena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.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hamm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./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riolus orio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ARBINAR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che-Control: no-store, no-cache, must-revalidate'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"Richard`s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anish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JOI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safar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en Harri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(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before_ope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OMClass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Steppe Grey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-browed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td&gt;&lt;a href="1"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AND COLUMN_NAME =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nfig/PropelConfigurationIter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ysql: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datetim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rasitic Jaeg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ferrugin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Nightj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na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oenicurus phoenicu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issa tridacty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expected Error JQueryDataHandler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cedo atth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r-tailed Godw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qli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 metho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White Pelic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nx Shearw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ersisten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ri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Emberiza pus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_if() statements cannot be neste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SQLit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tilt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rsh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Spotted Cucko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edBea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nditions must be an arra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UNIQUE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ircus macrou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IMESTAM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\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Whistling Sw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s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Grus g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eft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Eurynorhynchus pygma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 ON DELETE CASCADE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ms. Peak memory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ull values are not supported inside BETWEEN clause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nnot fetch ColumnMap for undefined column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ck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 style=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inga tot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mai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double precision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label for="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arus ros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/a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t() does not support multitable updates, please do not use join(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ies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Two-barred Crossbi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URRENT_DA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isabell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estedSetPreOrderNodeIter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rzana pus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lender-billed Curle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selecte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ollback transaction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)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Eagle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'</text:p>
          </table:table-cell>
          <table:table-cell table:style-name="Table6.A1" office:value-type="string">
            <text:p text:style-name="P2">77</text:p>
          </table:table-cell>
        </table:table-row>
        <table:table-row>
          <table:table-cell table:style-name="Table6.A1" office:value-type="string">
            <text:p text:style-name="P2">"Black Redstar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imney Swif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materia mollissim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querqued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renaria interpr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ila fasci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ouble precisi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\r\n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bor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tabl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odePe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arent::query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Great T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na hirund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LTER TABLE \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INT( 11 ) UNSIGNED NOT NULL AUTO_INCREMENT ,<text:line-break/>PRIMARY KEY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tlantic Mur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runella colla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ucifraga caryocatact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spian Plover"</text:p>
          </table:table-cell>
          <table:table-cell table:style-name="Table6.A1" office:value-type="string">
            <text:p text:style-name="P2">1</text:p>
          </table:table-cell>
        </table:table-row>
        <text:soft-page-break/>
        <table:table-row>
          <table:table-cell table:style-name="Table6.A1" office:value-type="string">
            <text:p text:style-name="P2">"Porzana parv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den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You've tried to construct the JQuery class more than once, this is okay. But you've tried to change the theme from the first constructed theme this is NOT okay to d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([^&gt;\s])(\s\s+|\n)([^&lt;\s])~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rple-Backed Starl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sian Desert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etrax tetra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atrogula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skered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rus maj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oDelet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dress_max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y Her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IGI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uscinia luscin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llection/PropelOnDemandIter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Match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Bust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for reading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::PEER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n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dress_min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in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irl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til/PropelColumnTypes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Spotted Woodpeck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ircus aeruginos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Formatt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DOUBL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crowned Spar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and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ird`s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, FOREIGN KEY(`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100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Eurasian Oystercatc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tFormatter() only accepts classes extending PropelFormatt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udouin`s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egolius funer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mbycilla garru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Egr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erm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span text:style-name="Source_20_Text">) REFERENCES</text:span>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^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ied-billed Greb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itta europa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ttributes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UPDATE 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Northern Wheate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learInstancePoo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line-break/>SELECT<text:line-break/>c.oid,<text:line-break/>n.nspname,<text:line-break/>c.relname,<text:line-break/>n2.nspname,<text:line-break/>c2.relname,<text:line-break/>cons.conname<text:line-break/>FROM pg_class c<text:line-break/>JOIN pg_namespace n ON n.oid = c.relnamespace&lt;BR ...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Phalacrocorax fusc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,</text:p>
          </table:table-cell>
          <table:table-cell table:style-name="Table6.A1" office:value-type="string">
            <text:p text:style-name="P2">10</text:p>
          </table:table-cell>
        </table:table-row>
        <table:table-row>
          <table:table-cell table:style-name="Table6.A1" office:value-type="string">
            <text:p text:style-name="P2">"bufferProcess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corarius pomar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REATE INDEX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!-- Kernel Variables\r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MySQL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orvus corni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lumba palumb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Ser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breasted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ispense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arus glaucoid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]'</text:p>
          </table:table-cell>
          <table:table-cell table:style-name="Table6.A1" office:value-type="string">
            <text:p text:style-name="P2">9</text:p>
          </table:table-cell>
        </table:table-row>
        <table:table-row>
          <table:table-cell table:style-name="Table6.A1" office:value-type="string">
            <text:p text:style-name="P2">"Calidris temminck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able to fetch next sequence ID without sequence name.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Propel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Eurasian Treecree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 cannot create a COUNT query when using HAVING and duplicate column names in the SELECT par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panish Imperial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llection/PropelOnDemandCollectio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Non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FileFinderErr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cephala island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King Eid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MinValue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inclus cinc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.+(?:rv|it|ra|ie)<text:a xlink:type="simple" xlink:href="../%5B/d.%5D+">\/:</text:a>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INAR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yth`s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ubstring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cala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ustic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ui-Browser Loade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rust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dex_for_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PropelStatementFormatte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Fringilla coeleb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IS NOT NULL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cephala albe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lease provide these details to a XiCMS developer.&lt;br /&gt;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bugPDO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olitary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Bust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rsh T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ormatter/PropelOnDemandFormat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Joi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query/CriterionIter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rueppell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 file: "</text:p>
          </table:table-cell>
          <table:table-cell table:style-name="Table6.A1" office:value-type="string">
            <text:p text:style-name="P2">9</text:p>
          </table:table-cell>
        </table:table-row>
        <table:table-row>
          <table:table-cell table:style-name="Table6.A1" office:value-type="string">
            <text:p text:style-name="P2">'[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Circus cyan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llection/PropelObjectCollectio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etti'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DO::PARAM_N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throated Spar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-tailed T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selec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able to import class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ea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Ringed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del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ythya fulig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duelis cabar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serialize_callback_fun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ck Ptarmig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SQLSRV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na dougall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Z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-legged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lt;div class=\"phperror\"&gt;&lt;b&gt;My WARNING&lt;/b&gt; [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\n\s*\n~m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nsubmit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Winter Wre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-eared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DESCRIB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\d\d\d\d\-\d\d\-\d\d/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taurus stella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Storm-pet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SET('1')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throated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ink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fata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);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./kbin/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iver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ss's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;dbname=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: 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ot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uddy Shel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til/BasePe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UBSTR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thod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Bulweria bulwer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sser hispaniol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uscicapa stri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OLEAN_EMU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Grey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LETE 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&lt;textar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Whimb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URRENT_TIM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elect column_name, data_type from information_schema.columns where table_name=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idth: 100%; height: 100px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rab-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yto alb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ssag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caes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datatables/mysql.ph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ser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Saxicola rubic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X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Browser-&gt;redirectNow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feldeg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teg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able to find adapter for datasource [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ettia cett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nnection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 AND B.PROPEL_ROWNUM &lt;=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almatian Pelic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el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,`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Turdus eunom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breasted Flycatc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ila penn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umenius arqu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e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[STARTED] --&gt;\r\n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TEGER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Bucanetes githagin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gustav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ildreport.flags.created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adapter/MSSQL/MssqlDateTime.class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W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Sybas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CRIPT_NAM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nelli`s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per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berian Chiffchaff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able to open PDO connecti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ooper Sw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rinus pusil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ttempt to access a service on a non-booted kernel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LECT 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European Rob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spinolet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b FOREIGN KEY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rl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(:p[0-9]+\b)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oo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 Grou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Turtle Dov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lass"</text:p>
          </table:table-cell>
          <table:table-cell table:style-name="Table6.A1" office:value-type="string">
            <text:p text:style-name="P2">11</text:p>
          </table:table-cell>
        </table:table-row>
        <table:table-row>
          <table:table-cell table:style-name="Table6.A1" office:value-type="string">
            <text:p text:style-name="P2">"Goosand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merican Sandwich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Sybase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aumann's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FROM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 style="cursor: pointer;"&gt;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(ignoreCase not considered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ssing an invalid Query Wri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rocephalus schoenobae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inserts/stylesheet.tp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-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hould not get debug snapshot when not debugging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o rustico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mipalmate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oDeleteAl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Bull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w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SimpleArrayFormatte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 PHP Error occurred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f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itl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fflehea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azel Grou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`) ON DELET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MSSQL/MssqlDebugPDO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line-break/>CREATE TABLE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asmerodius alb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aradrius vocife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, 18446744073709551615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c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urnus vulga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gopus scot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ouse Spar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luvialis apricar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ceolat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earded Vultu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anta hro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bug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Black Guillemo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, FOREIGN KEY(`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iconia cicon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aseObjec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.DS_Sto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dding: 0; margin: 0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./shar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pus melb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Unique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B--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excubit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ndwich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DROP TABLE `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\n"</text:p>
          </table:table-cell>
          <table:table-cell table:style-name="Table6.A1" office:value-type="string">
            <text:p text:style-name="P2">23</text:p>
          </table:table-cell>
        </table:table-row>
        <table:table-row>
          <table:table-cell table:style-name="Table6.A1" office:value-type="string">
            <text:p text:style-name="P2">'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Black Vultu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LLBA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icrotime'</text:p>
          </table:table-cell>
          <table:table-cell table:style-name="Table6.A1" office:value-type="string">
            <text:p text:style-name="P2">7</text:p>
          </table:table-cell>
        </table:table-row>
        <table:table-row>
          <table:table-cell table:style-name="Table6.A1" office:value-type="string">
            <text:p text:style-name="P2">"White-Throated Needle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est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ernis apivo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k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FirstChil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ildcommand.indexes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query/Criterio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nnection/PropelPDO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xi_logi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arus atric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HAR_LENGTH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42P01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White-fronted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Nuthat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x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imnodromus scolopac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p/ColumnMap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gopus mu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JAX: DataHandler did not provide data in sensible format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r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Grus canad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xicola mau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seate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onwn type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Fatal error on lin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\Aselect(\s+)distinct/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tudlyPhpNa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upertin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il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Phylloscopus schwarz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smithsoni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UL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Invalid Bean: property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xia scot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ndrocopos maj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amp;l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Linn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aradrius alexandr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amp;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/label&gt;\n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ommon Greenshan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key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DELETE FROM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hort-Billed Dowitc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lanitta america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pila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shy-headed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ndrocopos med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.enabled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delawar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astern Imperial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titis hypoleuc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AS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min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Y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Configurat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rzana porza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he On Demand collection requires a formatter. Add it by calling setFormatter(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nly utf-8 or system encoding are supported by the pdo_sqlsrv driv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learRelatedInstancePoo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ygnus cyg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rctic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elecanus onocrota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zill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inga erythro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count(*) as n from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pine Accent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UBSTRING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js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otte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materia spectabi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::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Iceland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titled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_'</text:p>
          </table:table-cell>
          <table:table-cell table:style-name="Table6.A1" office:value-type="string">
            <text:p text:style-name="P2">15</text:p>
          </table:table-cell>
        </table:table-row>
        <table:table-row>
          <table:table-cell table:style-name="Table6.A1" office:value-type="string">
            <text:p text:style-name="P2">"Uria lomv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nclick"</text:p>
          </table:table-cell>
          <table:table-cell table:style-name="Table6.A1" office:value-type="string">
            <text:p text:style-name="P2">7</text:p>
          </table:table-cell>
        </table:table-row>
        <table:table-row>
          <table:table-cell table:style-name="Table6.A1" office:value-type="string">
            <text:p text:style-name="P2">"Subalpine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s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romas arde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t\t"</text:p>
          </table:table-cell>
          <table:table-cell table:style-name="Table6.A1" office:value-type="string">
            <text:p text:style-name="P2">8</text:p>
          </table:table-cell>
        </table:table-row>
        <table:table-row>
          <table:table-cell table:style-name="Table6.A1" office:value-type="string">
            <text:p text:style-name="P2">'(\\[.*?\\]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\Aselect(.<text:span text:style-name="Emphasis">)from(.</text:span>)/s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([^\\\])\/([^$])/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arus argent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FieldName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jQuery.j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inga solitar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hortensis hort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sibilatri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pre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<text:span text:style-name="Source_20_Text">) REFERENCES</text:span>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anvasba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amp;amp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rn Swall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on the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integer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ternal Err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rion C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andom()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`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Little Sti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SQLite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criptHeader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<text:span text:style-name="Source_20_Text">(</text:span>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filename'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DECIM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o eleonora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penelo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readonly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Charadrius mongo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merican Wige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ilterBy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Jynx torqu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MSSQL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erek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NextSibling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lt;/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orned Greb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line-break/>ADD FOREIGN KEY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:p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2.1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Billed Choug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sername_mysqlcon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crocephalus fus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falc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Green Woodpeck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ser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Invalid PDO option/attribute value specified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inux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perato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slave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LOB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fted Puff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NSERT INTO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ORDER BY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EN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he On Demand Collection is read only'</text:p>
          </table:table-cell>
          <table:table-cell table:style-name="Table6.A1" office:value-type="string">
            <text:p text:style-name="P2">11</text:p>
          </table:table-cell>
        </table:table-row>
        <table:table-row>
          <table:table-cell table:style-name="Table6.A1" office:value-type="string">
            <text:p text:style-name="P2">"}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ranslateFieldna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dwa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he On Demand Collection does not allow acces by offset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Locustella certhi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ntagu`s Harri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 has been called, we tried to exit the output buffer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/textarea&gt;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urf Sco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ippolais polyglot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previousJoin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winged Black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umeri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$1 $3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rthern Hawk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|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2.0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o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Passerina cyan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Sparrow Haw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hort-toed Tree Cree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utoload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SERIAL PRIMARY KEY)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^\s+~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(\$buffer); one or more dependencies cannot be met!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DD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earded Reedl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-billed Dowitc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ndrocopos min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vus frugileg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\r~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en Bea-E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o subbute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1=1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notic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)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k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tlantic Puff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otMatch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{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but this action does not exist!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llinago med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debugpdo.logging.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arsiger cyanu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*he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line-break/>SELECT count(*)<text:line-break/>FROM information_schema.KEY_COLUMN_USAGE<text:line-break/>WHERE TABLE_SCHEMA =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podacus mexic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lt;br /&gt;\n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curru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PrimaryKeyHashFromRow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nser serriro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headed 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^([0-9]{2,4})-([0-1][0-9])-([0-3][0-9]) (?:([0-2][0-9]):([0-5][0-9]):([0-5][0-9]))?$/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lt;br&gt;MYSQL ERROR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utput-Browser: The web standard template does not exist or doesn't contain any content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maritim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fusc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xicola maura varieg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allus aquat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godlewsk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xm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a href=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hodgson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plan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learic Shearw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D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DEL CLAU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IT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annot delete from an empty Criter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NSERT INTO xi_optimize_loading (<text:span text:style-name="Source_20_Text">id</text:span> ,<text:span text:style-name="Source_20_Text">name</text:span> ,<text:span text:style-name="Source_20_Text">path</text:span> ,<text:span text:style-name="Source_20_Text">date</text:span>) VALUES (NULL , \'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-m-d H:i: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\', \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alpi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ormatter/ModelWith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5.3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ISTINC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j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ceanodroma castr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./module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et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B.PROPEL_ROWNUM &lt;=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stmod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=: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Be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fault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Brünnich`s Mur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aradrius hiatic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anish Spar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Pag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retzschmar`s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ireo olivac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naumann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`) ON DELETE CASCADE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Zonotrichia alb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ute Sw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icus c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-legged Buzz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ranklin`s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elect id from __log where tbl=:tbl AND id &lt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Spotted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Chaf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here was an error in the output class, either it hasn't been set or the bufferProcessor method does not exist. \r\n\r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opera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Woodco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rdeola ralloid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Oracle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ttings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Cannot Parse JS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&lt;script[^&gt;]<text:span text:style-name="Emphasis">&gt;.</text:span>?&lt;\/script&gt;|&lt;pre[^&gt;]<text:span text:style-name="Emphasis">&gt;.</text:span>?&lt;\/pre&gt;|&lt;textarea[^&gt;]<text:span text:style-name="Emphasis">&gt;.</text:span>?&lt;\/textarea&gt;~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ippolais icteri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details.</text:p>
          </table:table-cell>
          <table:table-cell table:style-name="Table6.A1" office:value-type="string">
            <text:p text:style-name="P2">12</text:p>
          </table:table-cell>
        </table:table-row>
        <table:table-row>
          <table:table-cell table:style-name="Table6.A1" office:value-type="string">
            <text:p text:style-name="P2">"Chestnut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le al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ygnus ol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Tree Spar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yste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t\t\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/option&gt;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5.3.0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Red-breasted Mergans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t coded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No such error code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^\s+~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xception_handl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ciable Lapw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m/PreOrderNodeIter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thunberg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ue-cheeked Bee-e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RAGMA foreign_keys = 1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ectacl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MMIT TRANSACT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nfig/PropelConfiguratio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uff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rocephalus scirpac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irundapus caudacu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vus moned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ue Rock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Whitethro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estern Marsh Harri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ValidationFailed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rr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estern Orphean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headed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winged Ki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LECT id FROM xi_login WHERE username=\'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esser Yellowleg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y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__inf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via stell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ormclass_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diceps grisege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\s+$~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rakeet Aukle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headed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rphean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`) ON DELETE SET NULL ON UPDATE SET NUL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astern Bonelli’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Faced Storm-Pet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cipiter nis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crested Poch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otted Redshan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S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tf-8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Locked, failed to access II (type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zip2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nown column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rror processing connection attributes for datasource [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st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conf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joinWi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anta hutchins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epphus gryl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OB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You must set the collection model before interacting with i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/\W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-Tailed Cormora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Zoothera sibir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a FOREIGN KEY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turn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pl_autoload_cal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AND 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Lanius meridion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!-- Handled by Deprecated HeaderHandler class, move this to enqueue script. --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IN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ursorius curs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HR&gt;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[viewPageName]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oReplaceNameInExpressio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ng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melanocepha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yr Falc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Curle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ndroica coron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OnDemandFormatte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dem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key_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[]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arus pipixc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ceanodroma leucorho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uk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elationMa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ean has incomplete Meta Information 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now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atabase insert attempted without anything specified to inser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rthern Fulm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uld not get a DBAdapter, sql may be wro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!=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enanthe oenanth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T NAMES '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throated Thrush/Black-throate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ateString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id="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Heuglin's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le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HY000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ca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OW_NUMBER() OVER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isticola juncid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]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anellus vanel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=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d"</text:p>
          </table:table-cell>
          <table:table-cell table:style-name="Table6.A1" office:value-type="string">
            <text:p text:style-name="P2">27</text:p>
          </table:table-cell>
        </table:table-row>
        <table:table-row>
          <table:table-cell table:style-name="Table6.A1" office:value-type="string">
            <text:p text:style-name="P2">"Anser fab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ROM 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Model_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ddyfiel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faced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ated 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og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Common Swif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nch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Gold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jquery.dataTables.j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s.oodb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!-- End HanderHandler --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y/PropelQuery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\', CURRENT_TIMESTAMP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gt;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ng Spar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emminck`s Sti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gt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yanistes caerul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T NAMES utf8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bufferProcess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lling getRelation() on an unknown relation,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TER SESSION SET NLS_TIMESTAMP_FORMAT='YYYY-MM-DD HH24:MI:SS'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TER TABL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r\n\r\n Buffer Dump \r\n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it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ila helia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hex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Eid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HOW INDEX FROM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rthern Pin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::runAjax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relationMap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iddle Spotted Woodpeck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! Quit inventing errors!!!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cachinna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rocephalus palu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\n\t ALTER COLUMN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ArrayFormatte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 as a, __test as b from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able to execute DELETE ALL statement [%s]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valid Bean Type Str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pallidiro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yle"</text:p>
          </table:table-cell>
          <table:table-cell table:style-name="Table6.A1" office:value-type="string">
            <text:p text:style-name="P2">18</text:p>
          </table:table-cell>
        </table:table-row>
        <table:table-row>
          <table:table-cell table:style-name="Table6.A1" office:value-type="string">
            <text:p text:style-name="P2"><text:line-break/>SELECT count(*)<text:line-break/>FROM information_schema.KEY_COLUMN_USAGE<text:line-break/>WHERE TABLE_SCHEMA =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headed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pus pallid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\s+$~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REATE TABLE `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output-Browser: The web standard template has not been set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!-- Dump --&gt;\r\n\r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Shearw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Re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hostname_mysqlcon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 VALUES 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pdate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H:i:s 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me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GMT'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'add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rix ural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collybi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rple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legged Partridg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ratercula arct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llas's Leaf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lt;b&gt;XiCMS Kernel&lt;/b&gt; [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pening connect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Line: "</text:p>
          </table:table-cell>
          <table:table-cell table:style-name="Table6.A1" office:value-type="string">
            <text:p text:style-name="P2">9</text:p>
          </table:table-cell>
        </table:table-row>
        <table:table-row>
          <table:table-cell table:style-name="Table6.A1" office:value-type="string">
            <text:p text:style-name="P2">'PeerInf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p/RelationMap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idled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=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cinereocap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llection/PropelArrayCollectio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from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hea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LO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flav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he given criteria contains an alias already existing in the current objec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Crag Mart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/select&gt;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ssword_mysqlcon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y/ModelCriteria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iconia nig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PRAGMA foreign_key_list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odelWi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wher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duelis flamm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oon-Bille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he given criteria contains an AsColumn with an alias already existing in the current objec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ainted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RAND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title = ? 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\r\n&lt;!-- parsetime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 ON DELETE SET NULL ON UPDATE SET NULL ;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Emberiza c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oad-bille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ql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db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Hudsonian Godw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-m-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nnot get value of inexistent virtual column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thene noctu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ppe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umenius minu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how tabl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rrot Crossbi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ach`s Storm-pet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aiga Bean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oglodytes troglodyt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brunicep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ccyzus americ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OLLBACK TRANSACTIO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ringa stagnati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ssq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empeak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teo bute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Penduline T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:i: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\')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y/ModelCriterio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st.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Phylloscopus hume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cedula parv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LETE FROM `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rozen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Invalid service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span text:style-name="Source_20_Text">(</text:span>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alb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IN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ilvus migra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erdix perdi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he On Demand collection requires a statement. Add it by calling setStatement(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uthern Grey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xpires: Sat, 26 Jul 1997 05:00:00 GMT'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"buildcommand.unique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/webkit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REATE UNIQUE INDEX IF NOT EXISTS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lospiza melod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xia leucopte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duelis cannabi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 VALUES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valid VIEW CONSTRAI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rple Her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 I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<text:line-break/>~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Kingfis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tex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pupa epop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bine`s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luvialis domin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NOT LIK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=&gt;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rv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ridibund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rumpe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lete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exception_hand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Poch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ROP TABLE tmp_backup;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Y-m-d H:i:s 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Golden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terodroma m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./stylesheet.cs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lete does not support joi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curvirostra avoset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ied Wheate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Whitethro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atasources'</text:p>
          </table:table-cell>
          <table:table-cell table:style-name="Table6.A1" office:value-type="string">
            <text:p text:style-name="P2">9</text:p>
          </table:table-cell>
        </table:table-row>
        <table:table-row>
          <table:table-cell table:style-name="Table6.A1" office:value-type="string">
            <text:p text:style-name="P2">'\\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ction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Sylvia melanocepha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PropelConditionalProx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\'<text:line-break/>WHERE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sePeer::getValidator(): failed trying to instantiat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okieDomai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Zoothera aur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llegal chars in table nam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ccothraustes coccothraust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handl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name_max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rgane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RA_COL_ALIAS_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inga ochro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aematopus ostraleg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a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carolin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riter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rams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Unable to register %s::autoload as an autoloading method.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(^[\r\n]<text:span text:style-name="Emphasis">|[\r\n]+)[\s\t]</text:span>[\r\n]+/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minu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tat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[body]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spian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-tailed Jaeg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ciner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LTER IGNORE TABL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HANG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atic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eer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Citrine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length(</text:p>
          </table:table-cell>
          <table:table-cell table:style-name="Table6.A1" office:value-type="string">
            <text:p text:style-name="P2">1</text:p>
          </table:table-cell>
        </table:table-row>
        <text:soft-page-break/>
        <table:table-row>
          <table:table-cell table:style-name="Table6.A1" office:value-type="string">
            <text:p text:style-name="P2">"DESC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Crested Greb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nteg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z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rgus serrat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nclude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"null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ptions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Platalea leucorod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usky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Poecile palu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 Grou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rsh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rr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/a&gt;&lt;/td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mystac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runella modula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y-headed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opulateRelation() needs instance pooling to be enabled prior to populating the collect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clype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{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m/Persistent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vus splende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yrrhocorax gracu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emoiselle Cran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(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alidris tenuiro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sTemplate": 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merican Bit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ythya affin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='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fter_update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ythya valisiner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ainted"</text:p>
          </table:table-cell>
          <table:table-cell table:style-name="Table6.A1" office:value-type="string">
            <text:p text:style-name="P2">7</text:p>
          </table:table-cell>
        </table:table-row>
        <table:table-row>
          <table:table-cell table:style-name="Table6.A1" office:value-type="string">
            <text:p text:style-name="P2">"Dryocopus mart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ser ans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uterglu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 text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mer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valid Cas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[wrapped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x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lanitta nig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= ?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First param needs to be Bean ID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Unsupported Propel driver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rows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sn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adapter/MSSQL/MssqlPropelPDO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IS NULL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indOneBy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elect database()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ssociations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White`s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ype"</text:p>
          </table:table-cell>
          <table:table-cell table:style-name="Table6.A1" office:value-type="string">
            <text:p text:style-name="P2">79</text:p>
          </table:table-cell>
        </table:table-row>
        <table:table-row>
          <table:table-cell table:style-name="Table6.A1" office:value-type="string">
            <text:p text:style-name="P2">'slave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DA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elvet Sco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ON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Houbara Bustard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CONVERT(VARBINARY(MAX), :p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trochiloid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duelis chlo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INTEGER PRIMARY KEY AUTOINCREMENT )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nblur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om/BaseObject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ysql:host=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enanthe isabelli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\s+(ASC|DESC)$/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Hoopo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LECT path FROM xi_optimize_loading WHERE name = \'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cerv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ica p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)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ing-necked 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arlequin 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vus coron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~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Rave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Chiffchaff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ycoun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"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'You must ask for at least one colum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astern Olivaceou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opulateObjec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pair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cipiter genti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backed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) A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nd id &gt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nd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dbms_random.valu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Kest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qlit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ooded C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S SELECT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ffinus gris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america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OLE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ob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uscinia callio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fter_delete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includes/standards/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]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plumbeitars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oty Shearw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y/Joi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NOT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) AND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xyura leucocepha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ize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European Rol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cripts'</text:p>
          </table:table-cell>
          <table:table-cell table:style-name="Table6.A1" office:value-type="string">
            <text:p text:style-name="P2">13</text:p>
          </table:table-cell>
        </table:table-row>
        <table:table-row>
          <table:table-cell table:style-name="Table6.A1" office:value-type="string">
            <text:p text:style-name="P2">'sys.idfiel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eyed Vire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inorn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ringilla montifring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u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oenicurus ochrur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MALLI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he On Demand collection can only be iterated onc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inga flavip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ydb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criptHeaders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|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alacrocorax afric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otted Cra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rops apias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R: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tailed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via arct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olden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duelis cardue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dilymbus podicep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linux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serAgen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hone_number_min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dAn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able to open configuration file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Pied Flycatc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ND action=2 AND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rubrip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sabelline Wheate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iparia ripar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}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rmaronetta angustiro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anta nigrica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strepe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otted Flycatc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' OR cons.conname =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lNa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 Sto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ssqlPropelPD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gsq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necked Phalaro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obscu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xiAutoLoa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as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anderl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ype'</text:p>
          </table:table-cell>
          <table:table-cell table:style-name="Table6.A1" office:value-type="string">
            <text:p text:style-name="P2">16</text:p>
          </table:table-cell>
        </table:table-row>
        <table:table-row>
          <table:table-cell table:style-name="Table6.A1" office:value-type="string">
            <text:p text:style-name="P2">'enable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oft-plumaged Pet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lareola nordmann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o fix this error, remove erronous XHTML from your code. <text:line-break/>Please note that commented out XHTML has to be valid too!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ique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onymous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\" ADD CONSTRAINT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times now and have failed to do so please check for special buffers.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PPER(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SERVER_NAM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r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Tree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own_min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llas`s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atabaseMap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ommon Blackbi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philadelph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kouan Shearw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Values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spodocepha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ttempt to halt on a non-booted kernel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-Headed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nnot fetch ColumnMap for undefined column phpName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naparte`s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hared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'Unknown key 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: Check your configuration fi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DateTi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hpNa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commun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heuglin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ext-decoration: none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:p\d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rm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oo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agma: no-cache'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"AJAX: Class unable to handle request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uld not select database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oteIdentifi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ecropis daur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RR0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nnot fetch TableMap for undefined table phpName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ilia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AND TABLE_NAME =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efore_dispen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cottish Crossbi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leonora's Falc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alb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uscinia svec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t(11) unsigne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42S22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winged Pratinco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change 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Invalid PDO option/attribute name specified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oo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duelis flaviro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annot determine the column to bind to the parameter in clause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amp;quot;'</text:p>
          </table:table-cell>
          <table:table-cell table:style-name="Table6.A1" office:value-type="string">
            <text:p text:style-name="P2">18</text:p>
          </table:table-cell>
        </table:table-row>
        <table:table-row>
          <table:table-cell table:style-name="Table6.A1" office:value-type="string">
            <text:p text:style-name="P2">XHTML Parse Error @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awny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rn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`(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DBAdapt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ncty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aradrius leschenault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::TABLE_NAME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[Large value]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`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confi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merican Herring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til/PropelDateTime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T CHARACTER SET 'utf8'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lamator glandar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adio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`;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Tundra Bean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\d\d\d\d\-\d\d\-\d\d\s\d\d:\d\d:\d\d/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Emberiza ruti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hite-throated Rob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legged Kittiwa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primulgus europa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spian Re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ila pomari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rthern Goshaw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nnot combine unknown condition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himanto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||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lter table 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Lophophanes crist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Northern Lo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None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OCUMENT_ROO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ColumnType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input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Fulmarus glaci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via adams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hort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elted Kingfis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ellow-Breasted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gsql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data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Northern Lapw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XiSession cannot getCaller at debug backtrace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)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CROSS JOIN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Goldeney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dge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FAUL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ll to undefined method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ort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Lesser Scau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OUB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LONGTEXT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from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enanthe desert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ler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&amp;error_message=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Fieldname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w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RDER BY 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European Bee-e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is a required field.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b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TEXT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checked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Green-Winged Te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oteIdentifierTabl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]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Pechora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) AS derivedb WHERE RowNumber BETWEEN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emory_get_peak_usag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urdus migrator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<text:span text:style-name="Source_20_Text">WHERE</text:span>id` = \'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Xenus ciner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acias garru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ock Dov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atabase_mysqlcon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validator/MinValue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scha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har_length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Y-m-d H:i: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value"</text:p>
          </table:table-cell>
          <table:table-cell table:style-name="Table6.A1" office:value-type="string">
            <text:p text:style-name="P2">22</text:p>
          </table:table-cell>
        </table:table-row>
        <table:table-row>
          <table:table-cell table:style-name="Table6.A1" office:value-type="string">
            <text:p text:style-name="P2">"Emberiza pallas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Honey Buzz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nSQL (may not be complete)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valid Action Str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DO::PARAM_LOB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llas’s Sandgrou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equired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temi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y-headed Woodpeck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ormatter/PropelFormat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nula albifro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."</text:p>
          </table:table-cell>
          <table:table-cell table:style-name="Table6.A1" office:value-type="string">
            <text:p text:style-name="P2">12</text:p>
          </table:table-cell>
        </table:table-row>
        <table:table-row>
          <table:table-cell table:style-name="Table6.A1" office:value-type="string">
            <text:p text:style-name="P2">'retrieveFirstChild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query/ModelJoi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rithacus rubec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tring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 multip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RAGMA foreign_keys = 0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NOT IN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llas’s Fish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recres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eer::NUM_COLUMN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Wood La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ue'</text:p>
          </table:table-cell>
          <table:table-cell table:style-name="Table6.A1" office:value-type="string">
            <text:p text:style-name="P2">17</text:p>
          </table:table-cell>
        </table:table-row>
        <table:table-row>
          <table:table-cell table:style-name="Table6.A1" office:value-type="string">
            <text:p text:style-name="P2">"text"</text:p>
          </table:table-cell>
          <table:table-cell table:style-name="Table6.A1" office:value-type="string">
            <text:p text:style-name="P2">7</text:p>
          </table:table-cell>
        </table:table-row>
        <table:table-row>
          <table:table-cell table:style-name="Table6.A1" office:value-type="string">
            <text:p text:style-name="P2">"Red-Necked Nightj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oSelec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util/PropelConditionalProxy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lossy Ib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hon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Sco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ssoc.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ysqli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./kbin/output/Browser/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RDER BY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Dark-bellied Brent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nius colluri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quoteIdentifi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oCount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Spotted Nutcrack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/pre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* 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default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connection/DebugPDOStatement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You must initialize a formatter object before calling format() or formatOne(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ache-Control: post-check=0, pre-check=0'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"options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Mergus albel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,"</text:p>
          </table:table-cell>
          <table:table-cell table:style-name="Table6.A1" office:value-type="string">
            <text:p text:style-name="P2">23</text:p>
          </table:table-cell>
        </table:table-row>
        <table:table-row>
          <table:table-cell table:style-name="Table6.A1" office:value-type="string">
            <text:p text:style-name="P2">"Charadrius morinel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xLength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lysticta steller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istle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custella luscinioid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elecanus cris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usky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w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w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formos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DES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XHTML 1.1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_id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LENGTH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minu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-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rdea purpur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al T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alacrocorax aristote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Qu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iberian Rubythro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hort-toed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.pad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MinLength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AND<text:line-break/>CONSTRAINT_NAME &lt;&gt;'PRIMARY' AND REFERENCED_TABLE_NAME is not null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ythya mari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ng-tailed 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100%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tone Curle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diceps auri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lt;br&gt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egithalos caud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A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nown class or alias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hort-eared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bulcus ib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melanot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mosa haemast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necked Sti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hemian Waxw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LTER TABLE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Regulus regu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2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Locustella lanceol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Black-backed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rrulus glandar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ythya feri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Herring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cir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* FROM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./etc/Kernel/config.inc.ph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xicola rubet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Except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gretta garzet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unctio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cast.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Unable to execute SELECT statement [%s]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Eurasian Coo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imus polyglott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&lt;!-- SERVIC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ign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ILIKE ?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ythya america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pus a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TRUNCAT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&gt;&lt;/script&gt;'</text:p>
          </table:table-cell>
          <table:table-cell table:style-name="Table6.A1" office:value-type="string">
            <text:p text:style-name="P2">13</text:p>
          </table:table-cell>
        </table:table-row>
        <table:table-row>
          <table:table-cell table:style-name="Table6.A1" office:value-type="string">
            <text:p text:style-name="P2">"Cygnus bewick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fusc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hyperbore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asicValid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digo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r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na elega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pratens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Spotted Woodpeck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JO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lectrophenax niv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rror processing driver options for datasource [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MySQLi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sername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 }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lerida crist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umpeter 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cephala clang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LTER TABLE `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0"</text:p>
          </table:table-cell>
          <table:table-cell table:style-name="Table6.A1" office:value-type="string">
            <text:p text:style-name="P2">13</text:p>
          </table:table-cell>
        </table:table-row>
        <table:table-row>
          <table:table-cell table:style-name="Table6.A1" office:value-type="string">
            <text:p text:style-name="P2">' onsubmit="return formhandler_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UNT(*)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TINYI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ieldNa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ater R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odeObjec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d = \'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DBMSSQL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name"</text:p>
          </table:table-cell>
          <table:table-cell table:style-name="Table6.A1" office:value-type="string">
            <text:p text:style-name="P2">34</text:p>
          </table:table-cell>
        </table:table-row>
        <table:table-row>
          <table:table-cell table:style-name="Table6.A1" office:value-type="string">
            <text:p text:style-name="P2">'&lt;?xml version="1.0" encoding="UTF-8" ?&gt;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live-Tree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rden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ila chrysaet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1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Extending PDOStatement is not supported with persistent connections.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XiSessi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rthern willow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erthia brachydacty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42703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extarea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doSelectJoi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ffinus mauretan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hrush Nightinga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ink-footed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rr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er White-fronted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LECT COUNT(*) FROM (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1&lt;&gt;1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&lt;div class=\"phperror\"&gt;E_NOTICE: [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erbose_mod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rmora'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ufous-Tailed Scrub Rob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Crossbi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inding %s at position %s w/ PDO type %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warning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Forster`s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m/NestedSetRecursiveIter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You've tried to construct the JQueryDataTables class more than once, this is okay. But you've tried to change the style from the first constructed theme this is NOT okay to d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Redshan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amp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ichodroma murar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teo lagop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pen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PRAGMA table_info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valid method signature. Use: BEAN:ACTI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ncra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archar(255)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sul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eryle alcy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Oracle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Bewick`s Sw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Green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ylag Goos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ON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l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writ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odiceps nigr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?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ca tord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, 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'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Falco biarm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ringa nebular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winged Stil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rops pers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) propelmatch4cnt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column'</text:p>
          </table:table-cell>
          <table:table-cell table:style-name="Table6.A1" office:value-type="string">
            <text:p text:style-name="P2">11</text:p>
          </table:table-cell>
        </table:table-row>
        <table:table-row>
          <table:table-cell table:style-name="Table6.A1" office:value-type="string">
            <text:p text:style-name="P2">'view/mai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uddy Turnston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ys.shadow.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rvus dauur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y Partridg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/ DATA_TEMPLATE: %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rtolan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amp;quo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LECT B.* FROM 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Griffon Vultu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B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ulica at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na sandvicensis acuflavid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elochelidon nilot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r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<text:line-break/>ORDER BY t.relname, i.relname;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lete() expects a Criteria with at least one condition. Use deleteAll() to delete all the rows of a tabl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lanitta perspicill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ser albifro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town_max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anellus gregar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diterranean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xia curvirost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rtie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SET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ur-Winged Lapw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tus scop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ss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£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uld not create view, types does not seem related (yet)..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alearic Woodchat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ull-billed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sser domest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taurus lentiginos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xobrychus minu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sser mont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NOT ILIK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deiran Storm-Pet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USTOM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n,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rania guttur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ropel cannot be initialized without a valid configuration. Please check the log files for further details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discor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nable to get autoincrement id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mar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flanked Blue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ral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NotMatch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AND 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Motacilla lut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* FROM <text:span text:style-name="Source_20_Text">xi_config</text:span>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as crec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.threshold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eldfar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rst param needs to be Bean Objec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TER SESSION SET NLS_DATE_FORMAT='YYYY-MM-DD'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LIMIT -1 OFFSET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Incompatible RPC Versi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*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[^abcdefghijklmnopqrstuvwxyzABCDEFGHIJKLMNOPQRSTUVWXYZ0123456789_]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nne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Red-rumped Swall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s.shadow.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) REFERENCES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FATAL ERROR when loading configuration mysql err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ercorarius longicaud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ealmemoryusage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 TRUE 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WHERE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rduelis sp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Kest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WHERE 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Common Rose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Method not found in Bean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PDO::quer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cedula hypoleu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URRENT_TIMESTAM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eanFormat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_DA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mozilla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Required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vi`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ythya colla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s.idfield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arra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dapter/DBPostgres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INSERT INTO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PropelPDO::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sabin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Scops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<text:line-break/>ALTER TABLE 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annot fetch TableMap for undefined table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gophila eburne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 such bean in the can!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Sku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Au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.precision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Common Cran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 Bran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td&gt;'</text:p>
          </table:table-cell>
          <table:table-cell table:style-name="Table6.A1" office:value-type="string">
            <text:p text:style-name="P2">8</text:p>
          </table:table-cell>
        </table:table-row>
        <table:table-row>
          <table:table-cell table:style-name="Table6.A1" office:value-type="string">
            <text:p text:style-name="P2">'name_optional_min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llection/PropelCollectio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-necked Greb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Moorhe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lumn_nam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UPDAT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(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ES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ast-Modified: '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"jsonrpc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PDO::PARAM_ST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t() expects an array as first argumen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onectris bore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ouse Finc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del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county_min_length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raw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[link]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LTER TABLE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Common Buzz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ND itemid=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by devls.co.u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Could not build SQL for expression: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adow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)"</text:p>
          </table:table-cell>
          <table:table-cell table:style-name="Table6.A1" office:value-type="string">
            <text:p text:style-name="P2">12</text:p>
          </table:table-cell>
        </table:table-row>
        <table:table-row>
          <table:table-cell table:style-name="Table6.A1" office:value-type="string">
            <text:p text:style-name="P2">"Phylloscopus bonell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JAX: No output type specified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rus michahe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="'</text:p>
          </table:table-cell>
          <table:table-cell table:style-name="Table6.A1" office:value-type="string">
            <text:p text:style-name="P2">11</text:p>
          </table:table-cell>
        </table:table-row>
        <table:table-row>
          <table:table-cell table:style-name="Table6.A1" office:value-type="string">
            <text:p text:style-name="P2">"Crested T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MSSQL::applyLimit() unable to find column to use with ROW_NUMBER()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*/ 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right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Haliaeetus albic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lumnMa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alco vespert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lassmap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Somateria fischer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able to execute UPDATE statement [%s]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nowy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?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slow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query/Criteria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eckbox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Eurasian Hobb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You must specify a valid function name that can be called from the current scope.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rows&lt;/b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astern Black-eared Wheate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acuminat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ndhill Cran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ercotrichas galactote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etho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schoenic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TTP/1.0 404 Not Foun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Autoload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'</text:p>
          </table:table-cell>
          <table:table-cell table:style-name="Table6.A1" office:value-type="string">
            <text:p text:style-name="P2">49</text:p>
          </table:table-cell>
        </table:table-row>
        <table:table-row>
          <table:table-cell table:style-name="Table6.A1" office:value-type="string">
            <text:p text:style-name="P2">"stylesheet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Crex cre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\''</text:p>
          </table:table-cell>
          <table:table-cell table:style-name="Table6.A1" office:value-type="string">
            <text:p text:style-name="P2">14</text:p>
          </table:table-cell>
        </table:table-row>
        <table:table-row>
          <table:table-cell table:style-name="Table6.A1" office:value-type="string">
            <text:p text:style-name="P2">'msi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quacco Her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miz pendul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harp-tailed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roupB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ValidValues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gt;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BU_TIMESTAMP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uculus canor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merican Rob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ethia cristate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ila clang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ag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'DELETE FROM xi_optimize_loading WHERE 1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ectoral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opean Stonech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tacilla flavissim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inkHeaders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: hidden\r\n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ume`s Leaf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merican Golden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trochilus acred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aurian Shri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Ringed Plov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=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Closing connect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INSERT INTO `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Larus ca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ardinian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Hydroprogne casp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Reed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nisori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gulus ignicapil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enanthe pleschank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y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disabled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Anser caerulesce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ConfigurationIterato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VARCH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 Ki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UQ_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Snow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table_name from information_schema.tables<text:line-break/>where table_schema = 'public'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poonbi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option value=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n&lt;form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(Error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ied Wagtai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Alectoris chuk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tis tard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#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validator/BasicValid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oldcres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yal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ormatter/PropelSimpleArrayFormatt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TART TRANSACTION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window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script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CK TABL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crowned Night Her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icedula alb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m/NestedSetPreOrderNodeIterato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able to execute INSERT statement [%s]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ater Pip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luvialis squatar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regexp '[0-9]{4}-[0-1][0-9]-[0-3][0-9] [0-2][0-9]:[0-5][0-9]:[0-5][0-9]'<text:line-break/>OR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ignalHandler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FT JO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sec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t\t&lt;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yrtle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o dsn specified in your connection parameters for datasource [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ine Grosbea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Quer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$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'util/PropelModelPag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/div&gt;&lt;br /&gt;\n"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-32603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urnia ul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deira Little Shearwat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count(*) FROM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cntl_fork() returned a status of -1. No new process was created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erruginous 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ysql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' AND<text:line-break/>CONSTRAINT_NAME &lt;&gt;'PRIMARY' AND REFERENCED_TABLE_NAME is not null<text:line-break/>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rinus ser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##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!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lectoris ruf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ffinus yelkoua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\' AND password=\'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Crested La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elagodroma mari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ylvia cantillan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ough-legged Buzzar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uscinia megarhyncho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null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Pyrrhula pyrrhu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iberian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rdus ruf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ergus mergans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Raw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[LOB value]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Kernel Panic! There was a call to getAction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ymnocryptes minim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legadis falcinell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nnot fetch RelatedTable for column with no foreign key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loa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'</text:p>
          </table:table-cell>
          <table:table-cell table:style-name="Table6.A1" office:value-type="string">
            <text:p text:style-name="P2">48</text:p>
          </table:table-cell>
        </table:table-row>
        <table:table-row>
          <table:table-cell table:style-name="Table6.A1" office:value-type="string">
            <text:p text:style-name="P2">"Caspian Stonecha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thus trivi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Snip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laucous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ooted Eag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TINYINT(3) UNSIGNED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umenius tenuiro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llid Harri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Bit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@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esser Short-Toed Lar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 in model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ffinus puffin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 association manager available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Crak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llared Flycatch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urhinus oedicnem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ack-necked Greb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legant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ittle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lareola pratinco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ranta bernicl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andion haliae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<text:line-break/>SET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ontifrigilla niva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aughing G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avia imm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ELECT nextval(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assword_mysqlcon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(this);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/macintosh|mac os x/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merican Black 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getAncestor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emory_get_usage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DROP TABLE IF EXISTS tmp_backup;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/&gt;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d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('</text:p>
          </table:table-cell>
          <table:table-cell table:style-name="Table6.A1" office:value-type="string">
            <text:p text:style-name="P2">10</text:p>
          </table:table-cell>
        </table:table-row>
        <table:table-row>
          <table:table-cell table:style-name="Table6.A1" office:value-type="string">
            <text:p text:style-name="P2">"Little Ter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a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script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__lo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m/NodeObject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script type="text/javascript" language="javascript" src="../'</text:p>
          </table:table-cell>
          <table:table-cell table:style-name="Table6.A1" office:value-type="string">
            <text:p text:style-name="P2">13</text:p>
          </table:table-cell>
        </table:table-row>
        <table:table-row>
          <table:table-cell table:style-name="Table6.A1" office:value-type="string">
            <text:p text:style-name="P2">"Panurus biarm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0x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eregrine Falco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axlength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retrieveNextSibling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Glareola maldivarum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=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Zonotrichia leucophry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O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exception/PropelException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er Flaming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rctic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bjec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[viewPageName]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drop __test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%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wo-barr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mberiza hortulan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ILIKE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alidris ruficoll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UBSTRING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unty_max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alaropus tricolo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boolea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Array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 class=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.php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own'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Jack Snipe"</text:p>
          </table:table-cell>
          <table:table-cell table:style-name="Table6.A1" office:value-type="string">
            <text:p text:style-name="P2">1</text:p>
          </table:table-cell>
        </table:table-row>
        <text:soft-page-break/>
        <table:table-row>
          <table:table-cell table:style-name="Table6.A1" office:value-type="string">
            <text:p text:style-name="P2">' relationAlias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__toString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oracl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Red Kit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urlew Sandpip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ext/javascrip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riteria: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Wryne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YES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ND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ypeLes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<text:line-break/>ADD FOREIGN KEY (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p_error_handler"</text:p>
          </table:table-cell>
          <table:table-cell table:style-name="Table6.A1" office:value-type="string">
            <text:p text:style-name="P2">6</text:p>
          </table:table-cell>
        </table:table-row>
        <table:table-row>
          <table:table-cell table:style-name="Table6.A1" office:value-type="string">
            <text:p text:style-name="P2">"Glaucidium passerinum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quila adalbert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amp;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/[|,]/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ffinus grav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lib/runstrap.php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) ON DELETE CASCAD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) AS [RowNumber],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ObjectFormatter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&lt;div class=\"phperror\"&gt;&lt;b&gt;E_USER_NOTICE&lt;/b&gt; [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ql_exec"</text:p>
          </table:table-cell>
          <table:table-cell table:style-name="Table6.A1" office:value-type="string">
            <text:p text:style-name="P2">8</text:p>
          </table:table-cell>
        </table:table-row>
        <table:table-row>
          <table:table-cell table:style-name="Table6.A1" office:value-type="string">
            <text:p text:style-name="P2">':p'</text:p>
          </table:table-cell>
          <table:table-cell table:style-name="Table6.A1" office:value-type="string">
            <text:p text:style-name="P2">16</text:p>
          </table:table-cell>
        </table:table-row>
        <table:table-row>
          <table:table-cell table:style-name="Table6.A1" office:value-type="string">
            <text:p text:style-name="P2">'::DATABASE_NAM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width: 100%;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Dartfor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uffinus barol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_id"</text:p>
          </table:table-cell>
          <table:table-cell table:style-name="Table6.A1" office:value-type="string">
            <text:p text:style-name="P2">17</text:p>
          </table:table-cell>
        </table:table-row>
        <table:table-row>
          <table:table-cell table:style-name="Table6.A1" office:value-type="string">
            <text:p text:style-name="P2">'+'</text:p>
          </table:table-cell>
          <table:table-cell table:style-name="Table6.A1" office:value-type="string">
            <text:p text:style-name="P2">4</text:p>
          </table:table-cell>
        </table:table-row>
        <table:table-row>
          <table:table-cell table:style-name="Table6.A1" office:value-type="string">
            <text:p text:style-name="P2">"Melanitta fus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JQuery something went wrong. This means something is wrong with the internal logic on line 28.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<text:line-break/>Support for this DSN has not been implemented yet. \n<text:line-break/>Begin your DSN with: 'mysql:' or 'sqlite:'<text:line-break/>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SET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for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SELECT A.*, rownum AS PROPEL_ROWNUM FROM (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Ménétries's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Dunno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alacrocorax carb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ser rossii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\""</text:p>
          </table:table-cell>
          <table:table-cell table:style-name="Table6.A1" office:value-type="string">
            <text:p text:style-name="P2">5</text:p>
          </table:table-cell>
        </table:table-row>
        <table:table-row>
          <table:table-cell table:style-name="Table6.A1" office:value-type="string">
            <text:p text:style-name="P2">":"</text:p>
          </table:table-cell>
          <table:table-cell table:style-name="Table6.A1" office:value-type="string">
            <text:p text:style-name="P2">15</text:p>
          </table:table-cell>
        </table:table-row>
        <table:table-row>
          <table:table-cell table:style-name="Table6.A1" office:value-type="string">
            <text:p text:style-name="P2">"Desert Wheatea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able to execute DELETE statement [%s]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onf/baybuk2_0-conf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riental Pratincol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br&gt;&lt;b style='color:green'&gt;resultset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in file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ylloscopus iberic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Phalaropus fulicar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reat Grey Ow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ycticorax nycticorax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Location: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NUL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map/TableMap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Blyth`s Reed Warbler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onchange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nt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Gypaetus barbat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nknown configuration type: 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Tufted Duck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,'</text:p>
          </table:table-cell>
          <table:table-cell table:style-name="Table6.A1" office:value-type="string">
            <text:p text:style-name="P2">11</text:p>
          </table:table-cell>
        </table:table-row>
        <table:table-row>
          <table:table-cell table:style-name="Table6.A1" office:value-type="string">
            <text:p text:style-name="P2">SELECT count(*) FROM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/\W/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..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remophila alpestri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DBMSSQL::applyLimit() expects a number for argument 2 and 3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Eurasian Dotterel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sqlite:/tmp/red.db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nser brachyrhynch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nnerglue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and action=2 and itemid=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XiCMS Logo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info'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'phone_number_max_length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ctitis macularius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sTest": "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)'</text:p>
          </table:table-cell>
          <table:table-cell table:style-name="Table6.A1" office:value-type="string">
            <text:p text:style-name="P2">16</text:p>
          </table:table-cell>
        </table:table-row>
        <table:table-row>
          <table:table-cell table:style-name="Table6.A1" office:value-type="string">
            <text:p text:style-name="P2">"tinyint(3) unsigned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form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'runAjax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Criteria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haetura pelagic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Common House Marti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Aborting...&lt;br /&gt;\n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util/NodePeer.php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Collection'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 INT(11) UNSIGNED 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&lt;/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Eyebrowed Thrush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&lt;br&gt;"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House Crow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"NUMERIC"</text:p>
          </table:table-cell>
          <table:table-cell table:style-name="Table6.A1" office:value-type="string">
            <text:p text:style-name="P2">3</text:p>
          </table:table-cell>
        </table:table-row>
        <table:table-row>
          <table:table-cell table:style-name="Table6.A1" office:value-type="string">
            <text:p text:style-name="P2">"Emberiza calandra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" value="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ubmit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*'</text:p>
          </table:table-cell>
          <table:table-cell table:style-name="Table6.A1" office:value-type="string">
            <text:p text:style-name="P2">9</text:p>
          </table:table-cell>
        </table:table-row>
        <table:table-row>
          <table:table-cell table:style-name="Table6.A1" office:value-type="string">
            <text:p text:style-name="P2">"Black-headed Bunting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PropelObjectCollection'</text:p>
          </table:table-cell>
          <table:table-cell table:style-name="Table6.A1" office:value-type="string">
            <text:p text:style-name="P2">2</text:p>
          </table:table-cell>
        </table:table-row>
        <table:table-row>
          <table:table-cell table:style-name="Table6.A1" office:value-type="string">
            <text:p text:style-name="P2">"Strix aluco"</text:p>
          </table:table-cell>
          <table:table-cell table:style-name="Table6.A1" office:value-type="string">
            <text:p text:style-name="P2">1</text:p>
          </table:table-cell>
        </table:table-row>
        <table:table-row>
          <table:table-cell table:style-name="Table6.A1" office:value-type="string">
            <text:p text:style-name="P2">'from'</text:p>
          </table:table-cell>
          <table:table-cell table:style-name="Table6.A1" office:value-type="string">
            <text:p text:style-name="P2">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New Sung1" svg:font-family="'AR PL New Sung'"/>
    <style:font-face style:name="AR PL New Sung2" svg:font-family="'AR PL New Sung', monospace"/>
    <style:font-face style:name="Arial Unicode MS1" svg:font-family="'Arial Unicode MS'"/>
    <style:font-face style:name="OpenSymbol" svg:font-family="OpenSymbol"/>
    <style:font-face style:name="Waza LT Pro" svg:font-family="'Waza LT Pro'"/>
    <style:font-face style:name="Arial Unicode MS2" svg:font-family="'Arial Unicode MS'" style:font-family-generic="swiss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AR PL New Sung" style:font-size-asian="12pt" style:language-asian="zh" style:country-asian="CN" style:font-name-complex="Arial Unicode M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style:font-name="Waza LT Pr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 Unicode MS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 PL New Sung1" style:font-size-asian="18pt" style:font-weight-asian="bold" style:font-name-complex="Arial Unicode MS1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Waza LT Pro"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AR PL New Sung2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3T21:19:00</dc:date>
    <meta:document-statistic meta:table-count="6" meta:image-count="0" meta:object-count="0" meta:page-count="4" meta:paragraph-count="5346" meta:word-count="8572" meta:character-count="50060" meta:non-whitespace-character-count="46830"/>
    <meta:generator>LibreOffice/4.0.6.2$MacOSX_x86 LibreOffice_project/2e2573268451a50806fcd60ae2d9fe01dd0ce24</meta:generator>
  </office:meta>
</office:document-meta>
</file>